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729fcf" draw:auto-grow-height="true" draw:auto-grow-width="false" fo:max-height="0cm" fo:min-height="1.58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729fcf" draw:auto-grow-height="true" draw:auto-grow-width="false" fo:max-height="0cm" fo:min-height="3.002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729fcf" draw:auto-grow-height="true" draw:auto-grow-width="false" fo:max-height="0cm" fo:min-height="3.907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729fcf" draw:auto-grow-height="true" draw:auto-grow-width="false" fo:max-height="0cm" fo:min-height="3.159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729fcf" draw:auto-grow-height="true" draw:auto-grow-width="false" fo:max-height="0cm" fo:min-height="2.291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729fcf" draw:auto-grow-height="true" draw:auto-grow-width="false" fo:max-height="0cm" fo:min-height="3.713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729fcf" draw:auto-grow-height="true" draw:auto-grow-width="false" fo:max-height="0cm" fo:min-height="3.10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729fc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6.161cm" svg:height="1.987cm" svg:x="8.8cm" svg:y="0.4cm">
          <draw:text-box>
            <text:p><text:span text:style-name="T1">Event</text:span></text:p>
            <text:p><text:span text:style-name="T2">- event </text:span><text:span text:style-name="T2">parameters</text:span></text:p>
          </draw:text-box>
        </draw:frame>
        <draw:connector draw:style-name="gr2" draw:text-style-name="P2" draw:layer="layout" svg:x1="11.88cm" svg:y1="2.387cm" svg:x2="7.4cm" svg:y2="3.83cm" draw:start-shape="id1" draw:start-glue-point="2" draw:end-shape="id2" draw:end-glue-point="0" svg:d="M11880 2387v722h-4480v721" svg:viewBox="0 0 4481 1444">
          <text:p/>
        </draw:connector>
        <draw:connector draw:style-name="gr2" draw:text-style-name="P2" draw:layer="layout" svg:x1="11.88cm" svg:y1="2.387cm" svg:x2="15.801cm" svg:y2="3.843cm" draw:start-shape="id1" draw:start-glue-point="2" draw:end-shape="id3" draw:end-glue-point="0" svg:d="M11880 2387v728h3921v728" svg:viewBox="0 0 3922 1457">
          <text:p/>
        </draw:connector>
        <draw:frame draw:style-name="gr3" draw:text-style-name="P1" xml:id="id3" draw:id="id3" draw:layer="layout" svg:width="7.2cm" svg:height="3.409cm" svg:x="12.201cm" svg:y="3.843cm">
          <draw:text-box>
            <text:p><text:span text:style-name="T1">Particle(</text:span><text:span text:style-name="T1">s)</text:span></text:p>
            <text:p><text:span text:style-name="T2">- particle </text:span><text:span text:style-name="T2">parameters</text:span></text:p>
            <text:p><text:span text:style-name="T2">Particle </text:span><text:span text:style-name="T2">energy, </text:span><text:span text:style-name="T2">flavour, </text:span><text:span text:style-name="T2">direction, ...</text:span></text:p>
          </draw:text-box>
        </draw:frame>
        <draw:connector draw:style-name="gr2" draw:text-style-name="P2" draw:layer="layout" svg:x1="11.88cm" svg:y1="2.387cm" svg:x2="23.901cm" svg:y2="3.843cm" draw:start-shape="id1" draw:start-glue-point="2" draw:end-shape="id4" draw:end-glue-point="0" svg:d="M11880 2387v728h12021v728" svg:viewBox="0 0 12022 1457">
          <text:p/>
        </draw:connector>
        <draw:frame draw:style-name="gr4" draw:text-style-name="P1" xml:id="id4" draw:id="id4" draw:layer="layout" svg:width="7.4cm" svg:height="4.157cm" svg:x="20.201cm" svg:y="3.843cm">
          <draw:text-box>
            <text:p><text:span text:style-name="T1">(</text:span><text:span text:style-name="T1">S</text:span><text:span text:style-name="T1">i</text:span><text:span text:style-name="T1">m</text:span><text:span text:style-name="T1">)</text:span><text:span text:style-name="T1">S</text:span><text:span text:style-name="T1">h</text:span><text:span text:style-name="T1">o</text:span><text:span text:style-name="T1">w</text:span><text:span text:style-name="T1">e</text:span><text:span text:style-name="T1">r</text:span><text:span text:style-name="T1">(</text:span><text:span text:style-name="T1">s</text:span><text:span text:style-name="T1">)</text:span></text:p>
            <text:p><text:span text:style-name="T2">-</text:span><text:span text:style-name="T2"> </text:span><text:span text:style-name="T2">s</text:span><text:span text:style-name="T2">h</text:span><text:span text:style-name="T2">o</text:span><text:span text:style-name="T2">w</text:span><text:span text:style-name="T2">e</text:span><text:span text:style-name="T2">r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/text:p>
            <text:p><text:span text:style-name="T2">S</text:span><text:span text:style-name="T2">i</text:span><text:span text:style-name="T2">m</text:span><text:span text:style-name="T2"> </text:span><text:span text:style-name="T2">/</text:span><text:span text:style-name="T2"> </text:span><text:span text:style-name="T2">r</text:span><text:span text:style-name="T2">e</text:span><text:span text:style-name="T2">c</text:span><text:span text:style-name="T2">o</text:span><text:span text:style-name="T2"> </text:span><text:span text:style-name="T2">s</text:span><text:span text:style-name="T2">h</text:span><text:span text:style-name="T2">o</text:span><text:span text:style-name="T2">w</text:span><text:span text:style-name="T2">e</text:span><text:span text:style-name="T2">r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text:span text:style-name="T2">,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y</text:span><text:span text:style-name="T2">p</text:span><text:span text:style-name="T2">e</text:span><text:span text:style-name="T2">.</text:span><text:span text:style-name="T2">.</text:span><text:span text:style-name="T2">.</text:span></text:p>
          </draw:text-box>
        </draw:frame>
        <draw:frame draw:style-name="gr5" draw:text-style-name="P1" xml:id="id2" draw:id="id2" draw:layer="layout" svg:width="8.001cm" svg:height="3.409cm" svg:x="3.4cm" svg:y="3.83cm">
          <draw:text-box>
            <text:p><text:span text:style-name="T1">Station(s)</text:span></text:p>
            <text:p><text:span text:style-name="T2">- station parameters</text:span></text:p>
            <text:p><text:span text:style-name="T2">Most </text:span><text:span text:style-name="T3">reconstructed</text:span><text:span text:style-name="T2"> quantities are </text:span><text:span text:style-name="T2">stored here</text:span></text:p>
          </draw:text-box>
        </draw:frame>
        <draw:frame draw:style-name="gr6" draw:text-style-name="P1" xml:id="id5" draw:id="id5" draw:layer="layout" svg:width="6.601cm" svg:height="2.698cm" svg:x="0.6cm" svg:y="9.63cm">
          <draw:text-box>
            <text:p><text:span text:style-name="T1">Trigger(s)</text:span></text:p>
            <text:p><text:span text:style-name="T2">- trigger parameters</text:span></text:p>
            <text:p><text:span text:style-name="T2">Trigger type, value...</text:span></text:p>
          </draw:text-box>
        </draw:frame>
        <draw:connector draw:style-name="gr2" draw:text-style-name="P2" draw:layer="layout" svg:x1="7.4cm" svg:y1="7.239cm" svg:x2="3.9cm" svg:y2="9.63cm" draw:start-shape="id2" draw:start-glue-point="2" draw:end-shape="id5" draw:end-glue-point="0" svg:d="M7400 7239v1196h-3500v1195" svg:viewBox="0 0 3501 2392">
          <text:p/>
        </draw:connector>
        <draw:frame draw:style-name="gr3" draw:text-style-name="P1" xml:id="id6" draw:id="id6" draw:layer="layout" svg:width="8.001cm" svg:height="3.409cm" svg:x="22.6cm" svg:y="9.636cm">
          <draw:text-box>
            <text:p><text:span text:style-name="T1">SimStation</text:span></text:p>
            <text:p><text:span text:style-name="T2">- station parameters</text:span></text:p>
            <text:p><text:span text:style-name="T2">MC-level truth version of Station</text:span></text:p>
          </draw:text-box>
        </draw:frame>
        <draw:connector draw:style-name="gr2" draw:text-style-name="P2" draw:layer="layout" svg:x1="7.4cm" svg:y1="7.239cm" svg:x2="26.6cm" svg:y2="9.636cm" draw:start-shape="id2" draw:start-glue-point="2" draw:end-shape="id6" draw:end-glue-point="0" svg:d="M7400 7239v1199h19200v1198" svg:viewBox="0 0 19201 2398">
          <text:p/>
        </draw:connector>
        <draw:frame draw:style-name="gr7" draw:text-style-name="P1" xml:id="id7" draw:id="id7" draw:layer="layout" svg:width="7cm" svg:height="4.12cm" svg:x="7.801cm" svg:y="9.63cm">
          <draw:text-box>
            <text:p><text:span text:style-name="T1">Channels</text:span></text:p>
            <text:p><text:span text:style-name="T2">- channel parameters</text:span></text:p>
            <text:p><text:span text:style-name="T2">Voltage traces / spectra measured at each antenna</text:span></text:p>
          </draw:text-box>
        </draw:frame>
        <draw:connector draw:style-name="gr2" draw:text-style-name="P2" draw:layer="layout" svg:x1="7.4cm" svg:y1="7.239cm" svg:x2="11.301cm" svg:y2="9.63cm" draw:start-shape="id2" draw:start-glue-point="2" draw:end-shape="id7" draw:end-glue-point="0" svg:d="M7400 7239v1196h3901v1195" svg:viewBox="0 0 3902 2392">
          <text:p/>
        </draw:connector>
        <draw:frame draw:style-name="gr8" draw:text-style-name="P1" xml:id="id8" draw:id="id8" draw:layer="layout" svg:width="6.6cm" svg:height="3.409cm" svg:x="15.401cm" svg:y="9.63cm">
          <draw:text-box>
            <text:p><text:span text:style-name="T1">ElectricFields</text:span></text:p>
            <text:p><text:span text:style-name="T2">- efield parameters</text:span></text:p>
            <text:p><text:span text:style-name="T3">Reconstructed</text:span><text:span text:style-name="T2"> electric fields</text:span></text:p>
          </draw:text-box>
        </draw:frame>
        <draw:connector draw:style-name="gr2" draw:text-style-name="P2" draw:layer="layout" svg:x1="7.4cm" svg:y1="7.239cm" svg:x2="18.701cm" svg:y2="9.63cm" draw:start-shape="id2" draw:start-glue-point="2" draw:end-shape="id8" draw:end-glue-point="0" svg:d="M7400 7239v1196h11301v1195" svg:viewBox="0 0 11302 2392">
          <text:p/>
        </draw:connector>
        <draw:frame draw:style-name="gr7" draw:text-style-name="P1" xml:id="id10" draw:id="id10" draw:layer="layout" svg:width="7.6cm" svg:height="4.12cm" svg:x="18.801cm" svg:y="15.018cm">
          <draw:text-box>
            <text:p><text:span text:style-name="T1">SimChannels</text:span></text:p>
            <text:p><text:span text:style-name="T2">- channel parameters</text:span></text:p>
            <text:p><text:span text:style-name="T2">Noiseless voltage traces for </text:span><text:span text:style-name="T3">each shower</text:span><text:span text:style-name="T2"> and </text:span><text:span text:style-name="T3">ray tracing solution</text:span></text:p>
          </draw:text-box>
        </draw:frame>
        <draw:frame draw:style-name="gr7" draw:text-style-name="P1" xml:id="id9" draw:id="id9" draw:layer="layout" svg:width="6.6cm" svg:height="4.12cm" svg:x="27.201cm" svg:y="14.987cm">
          <draw:text-box>
            <text:p><text:span text:style-name="T1">ElectricFields</text:span></text:p>
            <text:p><text:span text:style-name="T2">- efield parameters</text:span></text:p>
            <text:p><text:span text:style-name="T3">Simulated</text:span><text:span text:style-name="T2"> electric fields; receive angles, polarizations…</text:span></text:p>
          </draw:text-box>
        </draw:frame>
        <draw:connector draw:style-name="gr2" draw:text-style-name="P2" draw:layer="layout" svg:x1="26.6cm" svg:y1="13.045cm" svg:x2="30.501cm" svg:y2="14.987cm" draw:start-shape="id6" draw:start-glue-point="2" draw:end-shape="id9" draw:end-glue-point="0" svg:d="M26600 13045v971h3901v971" svg:viewBox="0 0 3902 1943">
          <text:p/>
        </draw:connector>
        <draw:connector draw:style-name="gr2" draw:text-style-name="P2" draw:layer="layout" svg:x1="26.6cm" svg:y1="13.045cm" svg:x2="22.601cm" svg:y2="15.018cm" draw:start-shape="id6" draw:start-glue-point="2" draw:end-shape="id10" draw:end-glue-point="0" svg:d="M26600 13045v987h-3999v986" svg:viewBox="0 0 4000 1974">
          <text:p/>
        </draw:connecto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07cm" fo:margin-bottom="0cm" fo:text-indent="0cm"/>
      <style:text-properties fo:font-size="35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cm" fo:margin-bottom="0cm" fo:text-indent="0cm"/>
      <style:text-properties fo:font-size="30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3cm" fo:margin-bottom="0cm" fo:text-indent="0cm"/>
      <style:text-properties fo:font-size="25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141cm" svg:x="1cm" svg:y="3.702cm"/>
      <draw:page-thumbnail draw:layer="backgroundobjects" svg:width="8.999cm" svg:height="5.141cm" svg:x="1cm" svg:y="12.278cm"/>
      <draw:page-thumbnail draw:layer="backgroundobjects" svg:width="8.999cm" svg:height="5.141cm" svg:x="1cm" svg:y="20.854cm"/>
      <draw:page-thumbnail draw:layer="backgroundobjects" svg:width="8.999cm" svg:height="5.141cm" svg:x="11cm" svg:y="3.702cm"/>
      <draw:page-thumbnail draw:layer="backgroundobjects" svg:width="8.999cm" svg:height="5.141cm" svg:x="11cm" svg:y="12.278cm"/>
      <draw:page-thumbnail draw:layer="backgroundobjects" svg:width="8.999cm" svg:height="5.141cm" svg:x="11cm" svg:y="20.854cm"/>
    </style:handout-master>
    <style:master-page style:name="Default" style:page-layout-name="PM1" draw:style-name="Mdp1">
      <draw:frame presentation:style-name="Default-title" draw:layer="backgroundobjects" svg:width="31.499cm" svg:height="3.338cm" svg:x="1.75cm" svg:y="0.797cm" presentation:class="title" presentation:placeholder="true">
        <draw:text-box/>
      </draw:frame>
      <draw:frame presentation:style-name="Default-outline1" draw:layer="backgroundobjects" svg:width="31.499cm" svg:height="11.599cm" svg:x="1.75cm" svg:y="4.679cm" presentation:class="outline" presentation:placeholder="true">
        <draw:text-box/>
      </draw:frame>
      <draw:frame presentation:style-name="Mpr1" draw:text-style-name="MP2" draw:layer="backgroundobjects" svg:width="8.154cm" svg:height="1.378cm" svg:x="1.75cm" svg:y="18.21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094cm" svg:height="1.378cm" svg:x="11.97cm" svg:y="18.21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154cm" svg:height="1.378cm" svg:x="25.095cm" svg:y="18.21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6:54:28.046411760</meta:creation-date>
    <dc:date>2022-05-27T02:16:28.733823428</dc:date>
    <meta:editing-duration>PT22M23S</meta:editing-duration>
    <meta:editing-cycles>5</meta:editing-cycles>
    <meta:generator>LibreOffice/6.4.7.2$Linux_X86_64 LibreOffice_project/40$Build-2</meta:generator>
    <meta:document-statistic meta:object-count="42"/>
  </office:meta>
</office:document-meta>
</file>